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677083333333333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1" office:value-type="string">
            <text:p>Vessel Boardings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earch and Rescue Operations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curity Details (Stars and Stripes, Crittenden Raft race and 4th of July event and Harborfest)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scorts for Military Vessels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4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